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5706" officeooo:paragraph-rsid="000a5706"/>
    </style:style>
    <style:style style:name="P2" style:family="paragraph" style:parent-style-name="Standard">
      <style:paragraph-properties fo:text-align="start" style:justify-single-word="false"/>
      <style:text-properties fo:font-size="14pt" officeooo:rsid="000b9706" officeooo:paragraph-rsid="000b970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c5d64" officeooo:paragraph-rsid="001c5d64" style:font-size-asian="31.5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1c5d64" officeooo:paragraph-rsid="001c5d64" style:font-size-asian="24.5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c5d64" officeooo:paragraph-rsid="001c5d64" style:font-size-asian="21pt" style:font-weight-asian="bold" style:font-size-complex="24pt" style:font-weight-complex="bold"/>
    </style:style>
    <style:style style:name="P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size="14pt" officeooo:rsid="000e085c" officeooo:paragraph-rsid="0011b9ff" style:font-size-asian="14pt" style:font-size-complex="14pt"/>
    </style:style>
    <style:style style:name="P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size="14pt" officeooo:rsid="000e085c" officeooo:paragraph-rsid="0012ee56" style:font-size-asian="14pt" style:font-size-complex="14pt"/>
    </style:style>
    <style:style style:name="P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size="14pt" fo:font-weight="normal" officeooo:rsid="00174b61" officeooo:paragraph-rsid="00174b6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size="14pt" fo:font-weight="normal" officeooo:rsid="00188388" officeooo:paragraph-rsid="0018838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size="20pt" fo:font-weight="bold" officeooo:rsid="00188388" officeooo:paragraph-rsid="00188388" style:font-size-asian="20pt" style:font-weight-asian="bold" style:font-size-complex="20pt" style:font-weight-complex="bold"/>
    </style:style>
    <style:style style:name="P11" style:family="paragraph" style:parent-style-name="Standard">
      <loext:graphic-properties draw:fill="none"/>
      <style:paragraph-properties fo:margin-top="0.0398in" fo:margin-bottom="0.0398in" loext:contextual-spacing="false" fo:line-height="115%" fo:text-align="justify" style:justify-single-word="false" fo:background-color="transparent"/>
      <style:text-properties fo:font-size="20pt" fo:font-weight="bold" officeooo:rsid="001a4a35" officeooo:paragraph-rsid="001a4a35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size="14pt" fo:font-weight="normal" officeooo:rsid="0012ee56" officeooo:paragraph-rsid="0012ee56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fo:font-size="14pt" fo:font-weight="normal" officeooo:rsid="00174b61" officeooo:paragraph-rsid="00174b61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fo:font-size="14pt" fo:font-weight="normal" officeooo:rsid="00186b42" officeooo:paragraph-rsid="00186b42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fo:font-size="14pt" fo:font-weight="normal" officeooo:rsid="00188388" officeooo:paragraph-rsid="00188388" style:font-size-asian="12.25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margin-top="0.0398in" fo:margin-bottom="0.0398in" loext:contextual-spacing="false" fo:line-height="115%" fo:text-align="justify" style:justify-single-word="false"/>
      <style:text-properties fo:font-size="14pt" fo:font-weight="normal" officeooo:rsid="00188388" officeooo:paragraph-rsid="00188388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fo:font-size="14pt" fo:font-weight="normal" officeooo:rsid="001a4a35" officeooo:paragraph-rsid="001a4a3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size="20pt" fo:font-weight="bold" officeooo:rsid="0012ee56" officeooo:paragraph-rsid="0012ee56" style:font-size-asian="20pt" style:font-weight-asian="bold" style:font-size-complex="20pt" style:font-weight-complex="bold"/>
    </style:style>
    <style:style style:name="P19" style:family="paragraph" style:parent-style-name="Standard" style:list-style-name="L3">
      <style:paragraph-properties fo:margin-top="0.0398in" fo:margin-bottom="0.0398in" loext:contextual-spacing="false" fo:line-height="115%" fo:text-align="justify" style:justify-single-word="false"/>
      <style:text-properties fo:font-size="20pt" fo:font-weight="bold" officeooo:rsid="0018a485" officeooo:paragraph-rsid="0018a485" style:font-size-asian="20pt" style:font-weight-asian="bold" style:font-size-complex="20pt" style:font-weight-complex="bold"/>
    </style:style>
    <style:style style:name="P20" style:family="paragraph" style:parent-style-name="Standard" style:list-style-name="L4">
      <loext:graphic-properties draw:fill="none"/>
      <style:paragraph-properties fo:margin-top="0.0398in" fo:margin-bottom="0.0398in" loext:contextual-spacing="false" fo:line-height="115%" fo:text-align="justify" style:justify-single-word="false" fo:background-color="transparent"/>
      <style:text-properties fo:font-size="20pt" fo:font-weight="bold" officeooo:rsid="001a4a35" officeooo:paragraph-rsid="001a4a35" style:font-size-asian="20pt" style:font-weight-asian="bold" style:font-size-complex="20pt" style:font-weight-complex="bold"/>
    </style:style>
    <style:style style:name="P21" style:family="paragraph" style:parent-style-name="Standard" style:list-style-name="L4">
      <loext:graphic-properties draw:fill="none"/>
      <style:paragraph-properties fo:margin-top="0.0398in" fo:margin-bottom="0.0398in" loext:contextual-spacing="false" fo:line-height="115%" fo:text-align="justify" style:justify-single-word="false" fo:background-color="transparent"/>
      <style:text-properties fo:font-size="20pt" fo:font-weight="bold" officeooo:rsid="001b1189" officeooo:paragraph-rsid="001b1189" style:font-size-asian="20pt" style:font-weight-asian="bold" style:font-size-complex="20pt" style:font-weight-complex="bold"/>
    </style:style>
    <style:style style:name="P2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size="15pt" fo:font-weight="normal" officeooo:rsid="00188388" officeooo:paragraph-rsid="00188388" style:font-size-asian="13.1000003814697pt" style:font-weight-asian="normal" style:font-size-complex="15pt" style:font-weight-complex="normal"/>
    </style:style>
    <style:style style:name="P23" style:family="paragraph" style:parent-style-name="Standard" style:list-style-name="L3">
      <style:paragraph-properties fo:margin-top="0.0398in" fo:margin-bottom="0.0398in" loext:contextual-spacing="false" fo:line-height="115%" fo:text-align="justify" style:justify-single-word="false"/>
      <style:text-properties fo:font-size="15pt" fo:font-weight="normal" officeooo:rsid="001a4a35" officeooo:paragraph-rsid="001a4a35" style:font-size-asian="13.1000003814697pt" style:font-weight-asian="normal" style:font-size-complex="15pt" style:font-weight-complex="normal"/>
    </style:style>
    <style:style style:name="P24" style:family="paragraph" style:parent-style-name="Standard" style:list-style-name="L3">
      <loext:graphic-properties draw:fill="none"/>
      <style:paragraph-properties fo:margin-top="0.0398in" fo:margin-bottom="0.0398in" loext:contextual-spacing="false" fo:line-height="115%" fo:text-align="justify" style:justify-single-word="false" fo:background-color="transparent"/>
      <style:text-properties fo:font-size="15pt" fo:font-weight="normal" officeooo:rsid="001a4a35" officeooo:paragraph-rsid="001a4a35" style:font-size-asian="13.1000003814697pt" style:font-weight-asian="normal" style:font-size-complex="15pt" style:font-weight-complex="normal"/>
    </style:style>
    <style:style style:name="P25" style:family="paragraph" style:parent-style-name="Standard">
      <loext:graphic-properties draw:fill="none"/>
      <style:paragraph-properties fo:margin-top="0.0398in" fo:margin-bottom="0.0398in" loext:contextual-spacing="false" fo:line-height="115%" fo:text-align="justify" style:justify-single-word="false" fo:background-color="transparent"/>
      <style:text-properties fo:font-size="15pt" fo:font-weight="normal" officeooo:rsid="001a4a35" officeooo:paragraph-rsid="001a4a35" style:font-size-asian="13.1000003814697pt" style:font-weight-asian="normal" style:font-size-complex="15pt" style:font-weight-complex="normal"/>
    </style:style>
    <style:style style:name="P26" style:family="paragraph" style:parent-style-name="Standard">
      <loext:graphic-properties draw:fill="none"/>
      <style:paragraph-properties fo:margin-top="0.0398in" fo:margin-bottom="0.0398in" loext:contextual-spacing="false" fo:line-height="115%" fo:text-align="justify" style:justify-single-word="false" fo:background-color="transparent"/>
      <style:text-properties fo:font-size="15pt" fo:font-weight="normal" officeooo:rsid="001ae582" officeooo:paragraph-rsid="001a4a35" style:font-size-asian="13.1000003814697pt" style:font-weight-asian="normal" style:font-size-complex="15pt" style:font-weight-complex="normal"/>
    </style:style>
    <style:style style:name="P27" style:family="paragraph" style:parent-style-name="Standard">
      <loext:graphic-properties draw:fill="none"/>
      <style:paragraph-properties fo:margin-top="0.0398in" fo:margin-bottom="0.0398in" loext:contextual-spacing="false" fo:line-height="115%" fo:text-align="justify" style:justify-single-word="false" fo:background-color="transparent"/>
      <style:text-properties fo:font-size="15pt" fo:font-weight="normal" officeooo:rsid="001b1189" officeooo:paragraph-rsid="001b1189" style:font-size-asian="13.1000003814697pt" style:font-weight-asian="normal" style:font-size-complex="15pt" style:font-weight-complex="normal"/>
    </style:style>
    <style:style style:name="P28" style:family="paragraph" style:parent-style-name="Standard" style:list-style-name="L5">
      <loext:graphic-properties draw:fill="none"/>
      <style:paragraph-properties fo:margin-top="0.0398in" fo:margin-bottom="0.0398in" loext:contextual-spacing="false" fo:line-height="115%" fo:text-align="justify" style:justify-single-word="false" fo:background-color="transparent"/>
      <style:text-properties fo:font-size="15pt" fo:font-weight="normal" officeooo:rsid="001b1189" officeooo:paragraph-rsid="001b1189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0b9706" officeooo:paragraph-rsid="000b9706"/>
    </style:style>
    <style:style style:name="P30" style:family="paragraph" style:parent-style-name="Standard" style:list-style-name="L3" style:master-page-name="">
      <loext:graphic-properties draw:fill="none"/>
      <style:paragraph-properties fo:margin-left="0.3752in" fo:margin-right="0in" fo:margin-top="0.0398in" fo:margin-bottom="0.0398in" loext:contextual-spacing="false" fo:line-height="115%" fo:text-align="justify" style:justify-single-word="false" fo:text-indent="-0.25in" style:auto-text-indent="false" style:page-number="auto" fo:background-color="transparent"/>
      <style:text-properties fo:font-size="15pt" fo:font-weight="normal" officeooo:rsid="001a4a35" officeooo:paragraph-rsid="001a4a35" style:font-size-asian="13.1000003814697pt" style:font-weight-asian="normal" style:font-size-complex="15pt" style:font-weight-complex="normal"/>
    </style:style>
    <style:style style:name="T1" style:family="text">
      <style:text-properties officeooo:rsid="000fe3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e3a4" style:font-weight-asian="bold" style:font-weight-complex="bold"/>
    </style:style>
    <style:style style:name="T4" style:family="text">
      <style:text-properties fo:font-weight="bold" officeooo:rsid="0011b9ff" style:font-weight-asian="bold" style:font-weight-complex="bold"/>
    </style:style>
    <style:style style:name="T5" style:family="text">
      <style:text-properties fo:font-weight="normal" officeooo:rsid="0010dad2" style:font-weight-asian="normal" style:font-weight-complex="normal"/>
    </style:style>
    <style:style style:name="T6" style:family="text">
      <style:text-properties fo:font-weight="normal" officeooo:rsid="0011b9ff" style:font-weight-asian="normal" style:font-weight-complex="normal"/>
    </style:style>
    <style:style style:name="T7" style:family="text">
      <style:text-properties fo:font-weight="normal" officeooo:rsid="0012ee56" style:font-weight-asian="normal" style:font-weight-complex="normal"/>
    </style:style>
    <style:style style:name="T8" style:family="text">
      <style:text-properties officeooo:rsid="00186b42"/>
    </style:style>
    <style:style style:name="T9" style:family="text">
      <style:text-properties officeooo:rsid="00188388"/>
    </style:style>
    <style:style style:name="T10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19663f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1a4a35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1ae582" style:font-size-asian="13.1000003814697pt" style:font-weight-asian="normal" style:font-size-complex="15pt" style:font-weight-complex="normal"/>
    </style:style>
    <style:style style:name="T14" style:family="text">
      <style:text-properties officeooo:rsid="001d4753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WS-EC2 Clouds</text:p>
      <text:p text:style-name="P3">Benchmarking</text:p>
      <text:p text:style-name="P3"/>
      <text:p text:style-name="P4">Programming assignment – 1</text:p>
      <text:p text:style-name="P4"/>
      <text:p text:style-name="P4"/>
      <text:p text:style-name="P4"/>
      <text:p text:style-name="P3">Design Document</text:p>
      <text:p text:style-name="P3"/>
      <text:p text:style-name="P3">SPRING -201<text:span text:style-name="T14">6</text:span></text:p>
      <text:p text:style-name="P3"/>
      <text:p text:style-name="P5">by</text:p>
      <text:p text:style-name="P5"/>
      <text:p text:style-name="P5">Patel Darpan</text:p>
      <text:p text:style-name="P5">A2034589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9"><text:span text:style-name="T15"><text:s/>INTRODUCTION</text:span><text:span text:style-name="T16"> </text:span></text:p>
      <text:p text:style-name="P2"/>
      <text:p text:style-name="P6">There are so many so many cloud available now a like a AWS – EC2 Clouds, Google-App Engine, Microsoft AZURE …. etc., They providing benchmark of CPU, DISK, GPU, NETWORK, KEYBOARD, MOUSE and other computer devices. Here, I do benchmark on <text:span text:style-name="T1">AWS-EC2 clouds for CPU, DISK and MEMORY. It gave me a benchmarking result for multiple experiment. This programming assignment is purely based on AWS-EC2 cloud services. I made all the program for CPU, DISK, MEMORY on my machine and then check it all on AWS-EC2 terminal. Then I made a performance evaluation of all the experiment in terms of table and graph form. It includes </text:span><text:span text:style-name="T3">Throughput </text:span><text:span text:style-name="T5"><text:s/></text:span><text:span text:style-name="T6">and </text:span><text:span text:style-name="T4">Latency</text:span><text:span text:style-name="T6"> as well as Efficiency. </text:span></text:p>
      <text:p text:style-name="P7"><text:span text:style-name="T6">I also compare my result on various Benchmarking Tool like “linpack” for CPU, “iozone” for DISK and “stream” for MEMORY. </text:span><text:span text:style-name="T7">It give me nearest and accurate result compare to my practical results. I faced so many issues during this programming assignment in different different categories. I include trade-off and future extensions of this programming assign ments.</text:span></text:p>
      <text:p text:style-name="P12"/>
      <text:p text:style-name="P18">CPU BENCHMARK </text:p>
      <text:p text:style-name="P8"><text:tab/><text:tab/><text:span text:style-name="T8">File : Gflops.java <text:s/>Plateform : Eclipse, JAVA</text:span></text:p>
      <text:list xml:id="list2623744757186464667" text:style-name="L1">
        <text:list-item>
          <text:p text:style-name="P13">CPU Benchmarking parameter is FLOPS, IOPS, MIPS, etc.. In this assignment I used <text:span text:style-name="T8">FLOPS and IOPS as my Benchmarking parameter. I used GFLOPS and GIOPS for more better and accurate results.</text:span></text:p>
        </text:list-item>
        <text:list-item>
          <text:p text:style-name="P14">CPU benchmarking program gives me a GFLOPS and GIOPS. <text:span text:style-name="T9">I do millions of iterations in my program for better result so that it give me accurate result.</text:span></text:p>
        </text:list-item>
        <text:list-item>
          <text:p text:style-name="P15">Initially, for small no. of iterations it is increase gradually and then it is being stable after some points of iterations and that was 100000000 in my case.</text:p>
        </text:list-item>
        <text:list-item>
          <text:p text:style-name="P17">I used “linpack” benchmark for checking practical results.</text:p>
        </text:list-item>
      </text:list>
      <text:p text:style-name="P9"><text:tab/>ISSUES :</text:p>
      <text:list xml:id="list2510155952498694892" text:style-name="L2">
        <text:list-item>
          <text:p text:style-name="P16">Difficult to find theoretical peak performance of GFLOPS</text:p>
        </text:list-item>
        <text:list-item>
          <text:p text:style-name="P16"><text:soft-page-break/>Troubleshooting is not that much easier.</text:p>
        </text:list-item>
      </text:list>
      <text:p text:style-name="P9"/>
      <text:p text:style-name="P10">DISK BENCHMARK</text:p>
      <text:p text:style-name="P10"><text:tab/><text:span text:style-name="T10">File : Cloud_disk_thread.c <text:s/><text:tab/>Plateform : C (gedit/terminal)</text:span></text:p>
      <text:p text:style-name="P22"/>
      <text:list xml:id="list397934840410237590" text:style-name="L3">
        <text:list-item>
          <text:p text:style-name="P19"><text:span text:style-name="T10">DISK performance </text:span><text:span text:style-name="T11">parameter is measured in throughput(MB/s) and latency (ms) </text:span><text:span text:style-name="T12">for Sequential and Random Read/Write Operations on File.</text:span></text:p>
        </text:list-item>
        <text:list-item>
          <text:p text:style-name="P23">I used FILE SIZE is fixed 100 MB foe each block size 1B,1KB and 1MB because it gives me better result for small amount of block size like 1B.</text:p>
        </text:list-item>
        <text:list-item>
          <text:p text:style-name="P23">If I used small FILE SIZE then it give me fluctuating results for all kind of Block size and all other experiments.</text:p>
        </text:list-item>
        <text:list-item>
          <text:p text:style-name="P23">I used “iozone” for checking practical performance.</text:p>
          <text:p text:style-name="P30">ISSUES: </text:p>
          <text:p text:style-name="P24">a.) Implement programming for multi-threading in C and maintain concurrency for joining thread.</text:p>
        </text:list-item>
      </text:list>
      <text:p text:style-name="P25"><text:tab/><text:tab/>b.) for 1B blocksize random read andwrite functions take so much of <text:tab/><text:tab/><text:tab/> <text:s text:c="4"/>time and system is being hanged.</text:p>
      <text:p text:style-name="P25"/>
      <text:p text:style-name="P11">MEMORY BENCHMARK </text:p>
      <text:p text:style-name="P11"><text:tab/><text:span text:style-name="T10">file : Memory_benchmark.c <text:s/>Plateform : C</text:span></text:p>
      <text:p text:style-name="P25"/>
      <text:list xml:id="list1759930252463273595" text:style-name="L4">
        <text:list-item>
          <text:p text:style-name="P20"><text:span text:style-name="T10">I used data structure for reading and writing from memory and to memory. </text:span><text:span text:style-name="T13">I calculate throughput and latency for Sequential and Random Access.</text:span></text:p>
        </text:list-item>
      </text:list>
      <text:p text:style-name="P26"/>
      <text:list xml:id="list230612219429840" text:continue-numbering="true" text:style-name="L4">
        <text:list-item>
          <text:p text:style-name="P21"><text:soft-page-break/><text:span text:style-name="T13">I </text:span><text:span text:style-name="T10">used “stream'” for checking my practical results.</text:span></text:p>
        </text:list-item>
      </text:list>
      <text:p text:style-name="P27">ISSUES:</text:p>
      <text:list xml:id="list8334387027231178087" text:style-name="L5">
        <text:list-item>
          <text:p text:style-name="P28">how to find memory theoretical performance.</text:p>
        </text:list-item>
        <text:list-item>
          <text:p text:style-name="P28">Sequential Access is used cache reads/writes.</text:p>
        </text:list-item>
      </text:list>
      <text:list xml:id="list230611818783967" text:continue-list="list397934840410237590" text:style-name="L3">
        <text:list-header>
          <text:p text:style-name="P2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3:16:24.379504583</meta:creation-date>
    <meta:generator>LibreOffice/5.0.2.2$Linux_X86_64 LibreOffice_project/00m0$Build-2</meta:generator>
    <dc:date>2016-02-13T23:06:11.041585084</dc:date>
    <meta:editing-duration>PT40M25S</meta:editing-duration>
    <meta:editing-cycles>21</meta:editing-cycles>
    <meta:document-statistic meta:table-count="0" meta:image-count="0" meta:object-count="0" meta:page-count="4" meta:paragraph-count="37" meta:word-count="488" meta:character-count="2945" meta:non-whitespace-character-count="2482"/>
  </office:meta>
</office:document-meta>
</file>